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735C082A7AE2780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2cm, 0cm, 1.813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3D735C082A7AE2780A.jpg" xlink:type="simple" xlink:show="embed" xlink:actuate="onLoad">
            <text:p/>
          </draw:image>
        </draw:frame>
        <draw:frame draw:style-name="gr2" draw:text-style-name="P6" draw:layer="layout" svg:width="24.866cm" svg:height="11.59cm" svg:x="1.567cm" svg:y="3.253cm">
          <draw:text-box>
            <text:p text:style-name="P2"><text:span text:style-name="T1">Jésus guérit un paralytique </text:span></text:p>
            <text:p text:style-name="P2"><text:span text:style-name="T2">(Luc 5:17-26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54:16.246000000</dc:date>
    <meta:editing-duration>PT27M29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